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= click sur le texte pour avancer</text:p>
      <text:p text:style-name="Standard"/>
      <text:p text:style-name="Standard">(écran noir) Mmmh, uh, hein ? Quelle heure il est ? Qui suis-je ? </text:p>
      <text:p text:style-name="Standard">*Est-ce que... Est-ce que j'ai pas un job où je dois aller, ou quelque chose ? </text:p>
      <text:p text:style-name="Standard">*Mgblr, il me faut un café. Tout ira bien lorsque j'aurai bu mon café. </text:p>
      <text:p text:style-name="P2">*(fade intérieur appartement) </text:p>
      <text:p text:style-name="Standard">*(click sur café) Ehhh ? Plus de café. Bon, pas de panique, je vais juste aller en acheter un au café du coin. </text:p>
      <text:p text:style-name="Standard">*<text:span text:style-name="T1">(fade - noir - intérieur café) </text:span>Bonjour caffelier, votre meilleur café, dans une grande tasse, pronto ! Espresso !</text:p>
      <text:p text:style-name="Standard">*(caffelier apparaît) « rmm brrmm grmm » Comment ? Plus de café ? Vous plaisantez bien sûr, on me la fait pas, il y a écrit « coffee » derrière vous. Sans café, vous n'êtes rien !</text:p>
      <text:p text:style-name="Standard">*« grmmbl brummb drmm » Une pénurie de café ? Toute la ville est touchée ?</text:p>
      <text:p text:style-name="Standard">*« grmb prummbll » Mais c'est une catastrophe, l'économie va s’effondrer ! Je ne me souviens même plus où je travaille !</text:p>
      <text:p text:style-name="Standard">*« grmmb brmmbl » Aller voir le fournisseur de la ville, Mol Palanã ? J'y vais de ce pas ! Tiens bon, brave caffelier !</text:p>
      <text:p text:style-name="Standard">*<text:span text:style-name="T1">(fade – noir (caffelier grommelle en fondu))</text:span> Plus de café, je n'arrive pas à y croire, c'est déjà un miracle que je tienne debout. Si on ne résout pas ce problème rapidement, tout sera perdu.</text:p>
      <text:p text:style-name="Standard">*<text:span text:style-name="T1">(fade – chez Mol Palanã)</text:span> Palanã ! L'heure est grave ! On est que lundi, et j'en ai déjà plein le dos.</text:p>
      <text:p text:style-name="Standard">*(Mol Palanã apparaît sur sa chaise) « A qui le dites-vous, la pénurie de café touche le continent enti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homas Richard</meta:initial-creator>
    <meta:creation-date>2019-10-19T13:35:20.15</meta:creation-date>
    <dc:date>2019-10-23T15:02:24.678000000</dc:date>
    <meta:editing-duration>PT3H45M5S</meta:editing-duration>
    <meta:editing-cycles>5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4" meta:word-count="271" meta:character-count="1398" meta:non-whitespace-character-count="1134"/>
  </office:meta>
</office:document-meta>
</file>